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Stephan, Nik, Jonas, Linda, Dommi</text:p>
      <text:p text:style-name="Standard"/>
      <text:p text:style-name="Standard">Ankunft auf Siedlungsstation, nach Angriff der Piraten sind sie dem Angebot der Dem. Allianz gefolgt u. Mit einem Frachter und zwei Gaitlingjägern 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 </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 </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 <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 </text:p>
      <text:p text:style-name="Standard"/>
      <text:p text:style-name="Standard">Ronja Stephan Linus Müller Jonas</text:p>
      <text:p text:style-name="Standard"/>
      <text:p text:style-name="Standard">Der 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 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 Wohlwollen von Siam(Bumbas Stellvertreter). </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 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 </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3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p text:style-name="Standard"><text:soft-page-break/>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p text:style-name="Standard">- Flüchtlingswelle von Gläubigen die sich nicht anschließen wol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46M35S</meta:editing-duration>
    <meta:editing-cycles>13</meta:editing-cycles>
    <meta:generator>OpenOffice/4.1.5$Win32 OpenOffice.org_project/415m1$Build-9789</meta:generator>
    <dc:date>2019-11-02T01:37:59.07</dc:date>
    <meta:document-statistic meta:table-count="0" meta:image-count="0" meta:object-count="0" meta:page-count="3" meta:paragraph-count="17" meta:word-count="1131" meta:character-count="7736"/>
    <meta:user-defined meta:name="Info 1"/>
    <meta:user-defined meta:name="Info 2"/>
    <meta:user-defined meta:name="Info 3"/>
    <meta:user-defined meta:name="Info 4"/>
  </office:meta>
</office:document-meta>
</file>